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 style:list-style-name="L1">
      <style:text-properties officeooo:rsid="000bed90" officeooo:paragraph-rsid="000bed90"/>
    </style:style>
    <style:style style:name="P3" style:family="paragraph" style:parent-style-name="Standard">
      <style:paragraph-properties fo:text-align="center" style:justify-single-word="false"/>
      <style:text-properties fo:font-size="18pt" officeooo:rsid="000bed90" officeooo:paragraph-rsid="000bed90" style:font-size-asian="18pt" style:font-size-complex="18pt"/>
    </style:style>
    <style:style style:name="P4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5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6" style:family="paragraph" style:parent-style-name="Standard">
      <style:text-properties officeooo:rsid="000c1ca4" officeooo:paragraph-rsid="000c1ca4"/>
    </style:style>
    <style:style style:name="P7" style:family="paragraph" style:parent-style-name="Standard">
      <style:text-properties officeooo:rsid="000d9e9c" officeooo:paragraph-rsid="000d9e9c"/>
    </style:style>
    <style:style style:name="P8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9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10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11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12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2b0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</text:p>
      <text:p text:style-name="P1"/>
      <text:p text:style-name="P1"/>
      <text:p text:style-name="P4">* Python environments:</text:p>
      <text:p text:style-name="P1"/>
      <text:list xml:id="list2723901774" text:style-name="L1">
        <text:list-item>
          <text:p text:style-name="P2">Text editors: <text:s/>atom, sublime text, etc</text:p>
        </text:list-item>
        <text:list-item>
          <text:p text:style-name="P2">Full IDEs: <text:s text:c="2"/>PyCharm, Spyder</text:p>
        </text:list-item>
        <text:list-item>
          <text:p text:style-name="P2">Notebook: <text:s/>Jupyter Notebook <text:span text:style-name="T1">(within anaconda navigator)</text:span></text:p>
        </text:list-item>
      </text:list>
      <text:p text:style-name="P1"/>
      <text:p text:style-name="P6">For the python bootcamp install anaconda and sublime</text:p>
      <text:p text:style-name="P6"/>
      <text:p text:style-name="P5"/>
      <text:p text:style-name="P5">* <text:span text:style-name="T2">Anaconda Navigator:</text:span></text:p>
      <text:p text:style-name="P7">On windows:</text:p>
      <text:p text:style-name="P7"/>
      <text:p text:style-name="P7">Lauch Jupyter Notebook, then paste in your browser: <text:s text:c="2"/>http://localhost:8888</text:p>
      <text:p text:style-name="P6"/>
      <text:p text:style-name="P7">Will ask you for a token – Open cmd – run: <text:s/><text:span text:style-name="T3">jupyter notebook list</text:span></text:p>
      <text:p text:style-name="P7"/>
      <text:p text:style-name="P8">C:\Users\Trabajo\Desktop\python&gt;jupyter notebook list</text:p>
      <text:p text:style-name="P8">Currently running servers:</text:p>
      <text:p text:style-name="P8">http://localhost:8892/?token=de83e25756e836c223161c91c6dbb1857cd52166bd1c94d5 :: C:\Users\Trabajo</text:p>
      <text:p text:style-name="P8">http://localhost:8888/?token=5ff9753430910a29f02831366e0e2c09d9263072492e49f1 :: C:\Users\Trabajo</text:p>
      <text:p text:style-name="P8">http://localhost:8891/?token=9764c756c2660f0ebdf12941942b704e7cd3f1852f9adf90 :: C:\Users\Trabajo</text:p>
      <text:p text:style-name="P8">http://localhost:8890/?token=91d75a5728d3510039af33563cd65d3c2e9d7c2eaa9005be :: C:\Users\Trabajo</text:p>
      <text:p text:style-name="P8">http://localhost:8889/?token=2a3bea1eac5716cd2131d487b9aaeb0058ccb43dc500f96c :: C:\Users\Trabajo</text:p>
      <text:p text:style-name="P8"/>
      <text:p text:style-name="P9">Paste one of the links in the browser, like</text:p>
      <text:p text:style-name="P9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9"/>
      <text:p text:style-name="P9">On jupyter notebook, Click on New -- Notebook: Python 3 -- you can run </text:p>
      <text:p text:style-name="P9">lines in cells</text:p>
      <text:p text:style-name="P9"/>
      <text:p text:style-name="P12">* Anaconda Jupyter Keystrokes:</text:p>
      <text:p text:style-name="P9">dd ---&gt; delete current cell</text:p>
      <text:p text:style-name="P9">a <text:s/>---&gt; insert cell above current cell</text:p>
      <text:p text:style-name="P9">b <text:s/>---&gt; insert cell below current cell</text:p>
      <text:p text:style-name="P9">Shift + enter to run it or click the play button </text:p>
      <text:p text:style-name="P9"/>
      <text:p text:style-name="P9">Restart the kernel ---&gt; if you used a special word, like 'int' 'float' etc, to assign a variable into it.</text:p>
      <text:p text:style-name="P9">Do it on: Kernel -- Restart</text:p>
      <text:p text:style-name="P9">This will delete all the variables</text:p>
      <text:p text:style-name="P9"/>
      <text:p text:style-name="P9"/>
      <text:p text:style-name="P12">* <text:span text:style-name="T4">Run a python program in the CLI:</text:span></text:p>
      <text:p text:style-name="P9"/>
      <text:p text:style-name="P11">$ python myprogram.py</text:p>
      <text:p text:style-name="P11"/>
      <text:p text:style-name="P11"/>
      <text:p text:style-name="P13"><text:soft-page-break/>*Run one line command in CLI:</text:p>
      <text:p text:style-name="P11"/>
      <text:p text:style-name="P11">$ <text:span text:style-name="T5">python</text:span></text:p>
      <text:p text:style-name="P11">Python 3.7.0 (default, Jun 28 2018, 08:04:48) [MSC v.1912 64 bit (AMD64)] :: Anaconda, Inc. on win32</text:p>
      <text:p text:style-name="P11">Type "help", "copyright", "credits" or "license" for more information.</text:p>
      <text:p text:style-name="P10">&gt;&gt;&gt; <text:span text:style-name="T5">print('hello')</text:span></text:p>
      <text:p text:style-name="P10">hello</text:p>
      <text:p text:style-name="P10">&gt;&gt;&gt;</text:p>
      <text:p text:style-name="P9"/>
      <text:p text:style-name="P9"/>
      <text:p text:style-name="P12">* <text:span text:style-name="T6">Data Types:</text:span></text:p>
      <text:p text:style-name="P9"/>
      <text:p text:style-name="P9">Integers <text:s text:c="12"/>- int <text:s text:c="5"/>- whole numbers: 3 , 212 , 93<text:line-break/>Floating point <text:s text:c="2"/>- float <text:s text:c="2"/>- numbers with decimal: <text:s/>23.1 , 23.32 , 7.34<text:line-break/>String <text:s text:c="15"/>- str <text:s text:c="5"/>- ordered sequence of characters: <text:s/>"hello" 'Sammy' "2000"<text:line-break/>List <text:s text:c="18"/>- list <text:s text:c="5"/>- ordered sequence of objects: [10,"hello",200.3]<text:line-break/>Dictionaries <text:s text:c="5"/>- dict <text:s text:c="3"/>- unordered Key:Values pair: {"mykey":"value","name":"Frankie"}<text:line-break/>Tuples <text:s text:c="14"/>- tup <text:s text:c="4"/>- ordered immutable sequence of objects: (10,"hello,200.2")<text:line-break/>Sets <text:s/><text:tab/> <text:s text:c="13"/>- set <text:s text:c="5"/>- unordered collection of unique objects: {"a","b"}<text:line-break/>Booleans <text:s text:c="10"/>- bool <text:s text:c="2"/>- Logical value indicating true or false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19-01-03T01:16:36.045000000</dc:date>
    <meta:editing-duration>PT16M39S</meta:editing-duration>
    <meta:editing-cycles>9</meta:editing-cycles>
    <meta:generator>LibreOffice/5.4.3.2$Windows_x86 LibreOffice_project/92a7159f7e4af62137622921e809f8546db437e5</meta:generator>
    <meta:document-statistic meta:table-count="0" meta:image-count="0" meta:object-count="0" meta:page-count="2" meta:paragraph-count="40" meta:word-count="309" meta:character-count="2440" meta:non-whitespace-character-count="2039"/>
  </office:meta>
</office:document-meta>
</file>